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16C5EA84428D86A90A7.png" manifest:media-type="image/pn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000000004B0000003847A48ED39A4F64CB7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0C8000000C8CEAC5367EB2A4F49.png" manifest:media-type="image/png"/>
  <manifest:file-entry manifest:full-path="Pictures/10000000000001D900000125167FE384C98A5326.png" manifest:media-type="image/png"/>
  <manifest:file-entry manifest:full-path="Pictures/1000000000000203000001DC0725E8D55FADD47E.jpg" manifest:media-type="image/jpeg"/>
  <manifest:file-entry manifest:full-path="Pictures/10000000000006A2000006A0A0A7FAA8137A637B.jpg" manifest:media-type="image/jpeg"/>
  <manifest:file-entry manifest:full-path="Pictures/100002010000060F000004AE39E1005EF19C9F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title">
      <style:graphic-properties draw:stroke="none" draw:fill="none" fo:min-height="0.78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7A48ED39A4F64CB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A0A7FAA8137A637B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0</text:span><text:span text:style-name="T7">: Buses y númer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Junio-10</text:span></text:p>
          </draw:text-box>
        </draw:frame>
        <draw:frame draw:style-name="gr1" draw:text-style-name="P1" draw:layer="layout" svg:width="12.514cm" svg:height="7.751cm" svg:x="1.964cm" svg:y="5.334cm">
          <draw:image xlink:href="Pictures/10000000000001D900000125167FE384C98A5326.png" xlink:type="simple" xlink:show="embed" xlink:actuate="onLoad">
            <text:p/>
          </draw:image>
        </draw:frame>
        <draw:frame draw:style-name="gr1" draw:text-style-name="P1" draw:layer="layout" svg:width="11.747cm" svg:height="9.63cm" svg:x="15.458cm" svg:y="4.826cm">
          <draw:image xlink:href="Pictures/10000000000001BC0000016C5EA84428D86A90A7.png" xlink:type="simple" xlink:show="embed" xlink:actuate="onLoad">
            <text:p/>
          </draw:image>
        </draw:frame>
        <draw:frame presentation:style-name="pr4" draw:text-style-name="P11" draw:layer="layout" svg:width="2.233cm" svg:height="0.789cm" svg:x="13.833cm" svg:y="10.11cm">
          <draw:text-box>
            <text:p><text:span text:style-name="T8">Mayo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6-10T13:57:07.794529668</dc:date>
    <meta:editing-duration>P7DT21H58M17S</meta:editing-duration>
    <meta:editing-cycles>509</meta:editing-cycles>
    <meta:generator>LibreOffice/5.3.0.2$Linux_X86_64 LibreOffice_project/997d747c890a0bb3cefcaf53bbf9fe0bd673ccf4</meta:generator>
    <meta:print-date>2017-10-04T10:42:29.653181544</meta:print-date>
    <meta:document-statistic meta:object-count="42"/>
  </office:meta>
</office:document-meta>
</file>